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294.86pt"/>
    </style:style>
    <style:style style:name="co3" style:family="table-column">
      <style:table-column-properties fo:break-before="auto" style:column-width="83.34pt"/>
    </style:style>
    <style:style style:name="co4" style:family="table-column">
      <style:table-column-properties fo:break-before="auto" style:column-width="84.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246.25pt"/>
    </style:style>
    <style:style style:name="co7" style:family="table-column">
      <style:table-column-properties fo:break-before="auto" style:column-width="88.75pt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ce2"/>
        <table:table-column table:style-name="co5" table:default-cell-style-name="ce6"/>
        <table:table-column table:style-name="co7" table:default-cell-style-name="ce2"/>
        <table:table-row table:style-name="ro3">
          <table:table-cell table:style-name="ce1" office:value-type="string" calcext:value-type="string">
            <text:p>Numero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Lower Age</text:p>
          </table:table-cell>
          <table:table-cell table:style-name="ce1" office:value-type="string" calcext:value-type="string">
            <text:p>Upper Age</text:p>
          </table:table-cell>
          <table:table-cell table:style-name="ce1" office:value-type="string" calcext:value-type="string">
            <text:p>ProbaOrder</text:p>
          </table:table-cell>
          <table:table-cell/>
          <table:table-cell table:style-name="ce1" office:value-type="string" calcext:value-type="string">
            <text:p>Detail Axe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Unite</text:p>
          </table:table-cell>
        </table:table-row>
        <table:table-row table:style-name="ro3">
          <table:table-cell table:number-columns-repeated="1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isque cardio-vasculaire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olestero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number-columns-repeated="7"/>
          <table:table-cell office:value-type="string" calcext:value-type="string">
            <text:p>Triglycerid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number-columns-repeated="1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Trouble hormonale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olestero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number-columns-repeated="1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Malnutrition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olestero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number-columns-repeated="1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Hyperglycemie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lycemi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number-columns-repeated="1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Diabete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lycemi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number-columns-repeated="7"/>
          <table:table-cell office:value-type="string" calcext:value-type="string">
            <text:p>Triglycerid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number-columns-repeated="1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Hypoglycemie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lycemi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number-columns-repeated="1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Grosses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dimentati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number-columns-repeated="7"/>
          <table:table-cell office:value-type="string" calcext:value-type="string">
            <text:p>Uricemi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number-columns-repeated="7"/>
          <table:table-cell office:value-type="string" calcext:value-type="string">
            <text:p>Globule blanc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number-columns-repeated="1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Infection bacterienne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dimentati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number-columns-repeated="7"/>
          <table:table-cell office:value-type="string" calcext:value-type="string">
            <text:p>Globule blanc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number-columns-repeated="7"/>
          <table:table-cell office:value-type="string" calcext:value-type="string">
            <text:p>Polynucleaire neutrophi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number-columns-repeated="10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Syndrome inflammatoire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edimentati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number-columns-repeated="7"/>
          <table:table-cell office:value-type="string" calcext:value-type="string">
            <text:p>Globule blanc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number-columns-repeated="10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Goutte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ricemi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number-columns-repeated="1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Calculs renaux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ricemi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number-columns-repeated="10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Insuffisance renale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eatinin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number-columns-repeated="10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Myopathie avec atrophie musculaire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eatin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number-columns-repeated="1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Anemie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lobule roug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number-columns-repeated="1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Alteration des defenses immunitaires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lobule blan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number-columns-repeated="1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Thrombose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laquett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number-columns-repeated="1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Probleme de coagulation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laquet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number-columns-repeated="1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Infection parasitaire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lynucleaire eosinophi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number-columns-repeated="1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Allergie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olynucleaire eosinophi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number-columns-repeated="1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Infection virale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ymphocyt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number-columns-repeated="1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Prostatite aigue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tigene prostatique specifiqu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number-columns-repeated="1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Adenome prostatique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tigene prostatique specifiqu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number-columns-repeated="1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Cancer de la prostate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ntigene prostatique specifiqu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number-columns-repeated="1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Hypothyroidie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hyreostimulin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number-columns-repeated="1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Tumeur de l'hypophyse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hyreostimul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number-columns-repeated="10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Hyperthyroidie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yreostimul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number-columns-repeated="10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Syndrome nephrotique</text:p>
          </table:table-cell>
          <table:table-cell office:value-type="float" office:value="-1" calcext:value-type="float">
            <text:p>-1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ricemi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number-columns-repeated="7"/>
          <table:table-cell office:value-type="string" calcext:value-type="string">
            <text:p>Creatinin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number-columns-repeated="10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Anemie aplasique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laquet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number-columns-repeated="7"/>
          <table:table-cell office:value-type="string" calcext:value-type="string">
            <text:p>Globule blan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 table:number-rows-repeated="1048509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30">00/00/0000</text:date>, <text:time style:data-style-name="N2" text:time-value="04:54:03.63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32M4S</meta:editing-duration>
    <meta:editing-cycles>13</meta:editing-cycles>
    <meta:generator>LibreOffice/5.3.7.2$Windows_X86_64 LibreOffice_project/6b8ed514a9f8b44d37a1b96673cbbdd077e24059</meta:generator>
    <dc:date>2018-04-30T05:15:52.896000000</dc:date>
    <meta:document-statistic meta:table-count="3" meta:cell-count="251" meta:object-count="0"/>
    <meta:user-defined meta:name="Info 1"/>
    <meta:user-defined meta:name="Info 2"/>
    <meta:user-defined meta:name="Info 3"/>
    <meta:user-defined meta:name="Info 4"/>
  </office:meta>
</office:document-meta>
</file>